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9pt" officeooo:rsid="00259c77" officeooo:paragraph-rsid="00259c77" style:font-size-asian="9pt" style:font-size-complex="9pt"/>
    </style:style>
    <style:style style:name="P2" style:family="paragraph" style:parent-style-name="Standard">
      <style:text-properties style:font-name="DejaVu Sans Mono" fo:font-size="9pt" officeooo:rsid="002719a1" officeooo:paragraph-rsid="002719a1" style:font-size-asian="9pt" style:font-size-complex="9pt"/>
    </style:style>
    <style:style style:name="P3" style:family="paragraph" style:parent-style-name="Standard">
      <style:text-properties style:font-name="DejaVu Sans Mono" fo:font-size="9pt" officeooo:rsid="002719a1" officeooo:paragraph-rsid="00286870" style:font-size-asian="9pt" style:font-size-complex="9pt"/>
    </style:style>
    <style:style style:name="P4" style:family="paragraph" style:parent-style-name="Standard">
      <style:text-properties style:font-name="DejaVu Sans Mono" fo:font-size="9pt" officeooo:rsid="002ac9fc" officeooo:paragraph-rsid="002ac9fc" style:font-size-asian="9pt" style:font-size-complex="9pt"/>
    </style:style>
    <style:style style:name="P5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6" style:family="paragraph" style:parent-style-name="Title">
      <style:text-properties style:font-name="DejaVu Sans Mono" fo:font-size="12pt" officeooo:rsid="00259c77" officeooo:paragraph-rsid="00259c77" style:font-size-asian="12pt" style:font-size-complex="12pt"/>
    </style:style>
    <style:style style:name="P7" style:family="paragraph" style:parent-style-name="Standard">
      <style:text-properties style:font-name="DejaVu Sans Mono" fo:font-size="9pt" fo:font-style="normal" officeooo:rsid="00259c77" officeooo:paragraph-rsid="00259c77" style:font-size-asian="9pt" style:font-style-asian="normal" style:font-size-complex="9pt" style:font-style-complex="normal"/>
    </style:style>
    <style:style style:name="P8" style:family="paragraph" style:parent-style-name="Standard">
      <style:text-properties style:font-name="DejaVu Sans Mono" fo:font-size="9pt" fo:font-style="normal" fo:font-weight="normal" officeooo:rsid="00259c77" officeooo:paragraph-rsid="00259c77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Standard">
      <style:text-properties style:font-name="DejaVu Sans Mono" fo:font-size="9pt" fo:font-style="normal" fo:font-weight="normal" officeooo:rsid="00259c77" officeooo:paragraph-rsid="00286870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Standard">
      <style:text-properties style:font-name="DejaVu Sans Mono" fo:font-size="9pt" fo:font-style="normal" fo:font-weight="normal" officeooo:rsid="002719a1" officeooo:paragraph-rsid="00259c77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text-properties style:font-name="DejaVu Sans Mono" fo:font-size="9pt" fo:font-style="normal" fo:font-weight="normal" officeooo:rsid="002719a1" officeooo:paragraph-rsid="002719a1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>
      <style:text-properties style:font-name="DejaVu Sans Mono" fo:font-size="9pt" fo:font-style="normal" fo:font-weight="normal" officeooo:rsid="00286870" officeooo:paragraph-rsid="00286870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text-properties style:font-name="DejaVu Sans Mono" fo:font-size="9pt" officeooo:rsid="002c94d6" officeooo:paragraph-rsid="002c94d6" style:font-size-asian="9pt" style:font-size-complex="9pt"/>
    </style:style>
    <style:style style:name="P14" style:family="paragraph" style:parent-style-name="Standard">
      <style:text-properties style:font-name="DejaVu Sans Mono" fo:font-size="12pt" officeooo:rsid="002c94d6" officeooo:paragraph-rsid="001fa05b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719a1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59c77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86870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ac9fc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2.11 BSD on pidp11</text:p>
      <text:p text:style-name="P6">Compiling a C program</text:p>
      <text:p text:style-name="P14"/>
      <text:p text:style-name="P13">It is recommended to first add a user (see separate tutorial) and compile a program being this user and not root.</text:p>
      <text:p text:style-name="P13"/>
      <text:p text:style-name="P1">Very simple programs can be compiled using the following command, where <text:span text:style-name="T1">progname</text:span><text:span text:style-name="T2"> is the name of the program.</text:span></text:p>
      <text:p text:style-name="P1"/>
      <text:p text:style-name="P1"><text:s text:c="2"/>cc <text:span text:style-name="T1">progname</text:span>.c -o <text:span text:style-name="T1">progname</text:span></text:p>
      <text:p text:style-name="P7"/>
      <text:p text:style-name="P1"><text:span text:style-name="T2">More elaborated programs use libraries. If that is the case, using </text:span><text:span text:style-name="T8">make</text:span><text:span text:style-name="T3"> is much more convenient. In this little tutorial, we are going to compile a game using </text:span><text:span text:style-name="T8">make</text:span><text:span text:style-name="T3">.</text:span></text:p>
      <text:p text:style-name="P8"/>
      <text:p text:style-name="P1"><text:span text:style-name="T3">Type </text:span><text:span text:style-name="T8">cd /usr/scr/games</text:span><text:span text:style-name="T3"> to look at the source files of the text based games provided with 2.11 BSD. In this directory, there is also a Makefile, which could be used to compile all games provided, but there is nothing to learn from that. But you can inspect the Makefile <text:s/>to see what libraries are needed to compile any given game.</text:span></text:p>
      <text:p text:style-name="P8"/>
      <text:p text:style-name="P1"><text:span text:style-name="T3">We are going to compile the game </text:span><text:span text:style-name="T8">worms</text:span><text:span text:style-name="T3">.</text:span></text:p>
      <text:p text:style-name="P8"/>
      <text:p text:style-name="P1"><text:span text:style-name="T3">Go to your home directory and create a working directory there for this purpose. </text:span><text:span text:style-name="T4">Go into that directory</text:span></text:p>
      <text:p text:style-name="P8"/>
      <text:p text:style-name="P8"><text:s text:c="2"/>cd</text:p>
      <text:p text:style-name="P1"><text:span text:style-name="T3"><text:s text:c="2"/></text:span><text:span text:style-name="T4">mkdir worms</text:span></text:p>
      <text:p text:style-name="P10"><text:s text:c="2"/>cd worms</text:p>
      <text:p text:style-name="P10"/>
      <text:p text:style-name="P2"><text:span text:style-name="T3">Copy the source of worms into your </text:span><text:span text:style-name="T7">current </text:span><text:span text:style-name="T3">working directory </text:span><text:span text:style-name="T7">(.) </text:span><text:span text:style-name="T3">and change permissions so that you can write to it.</text:span></text:p>
      <text:p text:style-name="P11"/>
      <text:p text:style-name="P10"><text:s text:c="2"/>cp /usr/src/games/worms.c .</text:p>
      <text:p text:style-name="P10"><text:s text:c="2"/>chmod 744 worms.c</text:p>
      <text:p text:style-name="P10"/>
      <text:p text:style-name="P11">Now make a Makefile for the compilation. See the separate little tutorial for vi if you are not familiar with vi.</text:p>
      <text:p text:style-name="P11"/>
      <text:p text:style-name="P11"><text:s text:c="2"/>vi Makefile</text:p>
      <text:p text:style-name="P11"/>
      <text:p text:style-name="P11">Enter the following text, using &lt;tab&gt; to intend the cc line.</text:p>
      <text:p text:style-name="P11"/>
      <text:p text:style-name="P11"><text:s text:c="2"/>CFLAGS= -O</text:p>
      <text:p text:style-name="P11"><text:s text:c="2"/>SEPFLAG= -i</text:p>
      <text:p text:style-name="P11"><text:s text:c="2"/>worms: worms.c</text:p>
      <text:p text:style-name="P11"><text:tab/>cc -o worms ${CFLAGS} ${SEPFLAG} worms.c -lcurses -ltermcap</text:p>
      <text:p text:style-name="P11"/>
      <text:p text:style-name="P2"><text:span text:style-name="T3">Worms obviously uses the libraries curses and termcap. Once finished, you can use </text:span><text:span text:style-name="T8">make</text:span><text:span text:style-name="T3"> to compile worms.c:</text:span></text:p>
      <text:p text:style-name="P11"/>
      <text:p text:style-name="P11"><text:s text:c="2"/>make</text:p>
      <text:p text:style-name="P11"/>
      <text:p text:style-name="P3"><text:span text:style-name="T3">After it has been compiled successfully, </text:span><text:span text:style-name="T6">you can execute it with</text:span></text:p>
      <text:p text:style-name="P12"/>
      <text:p text:style-name="P3"><text:span text:style-name="T6"><text:s text:c="2"/>./worms</text:span><text:span text:style-name="T5"> <text:s/></text:span></text:p>
      <text:p text:style-name="P9"/>
      <text:p text:style-name="P4"><text:span text:style-name="T5">Y</text:span><text:span text:style-name="T3">ou can exit the little program using &lt;ctrl&gt;-c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5.2.7.2$Linux_ARM_EABI LibreOffice_project/20m0$Build-2</meta:generator>
    <dc:date>2019-02-15T05:22:05.571053663</dc:date>
    <meta:editing-duration>PT23M24S</meta:editing-duration>
    <meta:editing-cycles>5</meta:editing-cycles>
    <meta:document-statistic meta:table-count="0" meta:image-count="0" meta:object-count="0" meta:page-count="1" meta:paragraph-count="27" meta:word-count="284" meta:character-count="1634" meta:non-whitespace-character-count="1349"/>
  </office:meta>
</office:document-meta>
</file>